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4cm" fo:min-width="0.891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4cm" fo:min-width="0.89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194cm" fo:min-width="0.891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3cm" fo:min-width="0.891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193cm" fo:min-width="0.891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28cm" fo:min-width="0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106cm" svg:stroke-color="#000000" draw:marker-start-width="0.359cm" draw:marker-end-width="0.359cm" draw:fill="solid" draw:fill-color="#000000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053cm" svg:stroke-color="#000000" draw:marker-start-width="0.28cm" draw:marker-end-width="0.28cm" draw:fill="solid" draw:fill-color="#000000" draw:textarea-vertical-align="middle" fo:padding-top="0.152cm" fo:padding-bottom="0.152cm" fo:padding-left="0.277cm" fo:padding-right="0.277cm"/>
    </style:style>
    <style:style style:name="gr11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false" fo:min-height="1.581cm" fo:min-width="0cm"/>
      <style:paragraph-properties style:writing-mode="lr-tb"/>
    </style:style>
    <style:style style:name="gr12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false" fo:min-height="1.789cm" fo:min-width="0.333cm"/>
      <style:paragraph-properties style:writing-mode="lr-tb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false" fo:min-height="1.58cm" fo:min-width="0cm"/>
      <style:paragraph-properties style:writing-mode="lr-tb"/>
    </style:style>
    <style:style style:name="gr14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492cm"/>
      <style:paragraph-properties style:writing-mode="lr-tb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372cm"/>
      <style:paragraph-properties style:writing-mode="lr-tb"/>
    </style:style>
    <style:style style:name="gr16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131cm" fo:min-width="0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width="0.053cm" draw:marker-start-width="0.279cm" draw:marker-end-width="0.279cm" draw:fill="none" fo:min-height="3.052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85cm" fo:min-width="0.482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1cm" fo:min-width="0.333cm"/>
      <style:paragraph-properties style:writing-mode="lr-tb"/>
    </style:style>
    <style:style style:name="gr20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616cm"/>
      <style:paragraph-properties style:writing-mode="lr-tb"/>
    </style:style>
    <style:style style:name="gr21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000000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556cm" fo:min-width="1.272cm"/>
      <style:paragraph-properties style:writing-mode="lr-tb"/>
    </style:style>
    <style:style style:name="gr23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fo:color="#000000"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65cm" svg:height="2.04cm" svg:x="0.705cm" svg:y="4.71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65cm" svg:height="2.04cm" svg:x="4.544cm" svg:y="4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965cm" svg:height="2.04cm" svg:x="5.437cm" svg:y="4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965cm" svg:height="2.041cm" svg:x="15.271cm" svg:y="2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965cm" svg:height="2.041cm" svg:x="16.164cm" svg:y="2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2.669cm" svg:y1="5.642cm" svg:x2="4.544cm" svg:y2="5.642cm">
          <text:p/>
        </draw:line>
        <draw:line draw:style-name="gr6" draw:text-style-name="P5" draw:layer="layout" svg:x1="18.063cm" svg:y1="3.174cm" svg:x2="20.065cm" svg:y2="3.174cm">
          <text:p/>
        </draw:line>
        <draw:line draw:style-name="gr7" draw:text-style-name="P6" draw:layer="layout" svg:x1="1.598cm" svg:y1="3.23cm" svg:x2="1.598cm" svg:y2="3.694cm">
          <text:p/>
        </draw:line>
        <draw:line draw:style-name="gr7" draw:text-style-name="P6" draw:layer="layout" svg:x1="1.151cm" svg:y1="4.065cm" svg:x2="1.597cm" svg:y2="3.694cm">
          <text:p/>
        </draw:line>
        <draw:line draw:style-name="gr7" draw:text-style-name="P6" draw:layer="layout" svg:x1="2.044cm" svg:y1="4.065cm" svg:x2="1.598cm" svg:y2="3.694cm">
          <text:p/>
        </draw:line>
        <draw:line draw:style-name="gr7" draw:text-style-name="P6" draw:layer="layout" svg:x1="1.598cm" svg:y1="3.694cm" svg:x2="2.312cm" svg:y2="3.694cm">
          <text:p/>
        </draw:line>
        <draw:line draw:style-name="gr7" draw:text-style-name="P6" draw:layer="layout" svg:x1="2.312cm" svg:y1="3.694cm" svg:x2="2.312cm" svg:y2="4.344cm">
          <text:p/>
        </draw:line>
        <draw:line draw:style-name="gr7" draw:text-style-name="P6" draw:layer="layout" svg:x1="1.955cm" svg:y1="4.343cm" svg:x2="2.669cm" svg:y2="4.343cm">
          <text:p/>
        </draw:line>
        <draw:line draw:style-name="gr7" draw:text-style-name="P6" draw:layer="layout" svg:x1="2.134cm" svg:y1="4.436cm" svg:x2="2.491cm" svg:y2="4.436cm">
          <text:p/>
        </draw:line>
        <draw:line draw:style-name="gr7" draw:text-style-name="P6" draw:layer="layout" svg:x1="2.266cm" svg:y1="4.526cm" svg:x2="2.355cm" svg:y2="4.526cm">
          <text:p/>
        </draw:line>
        <draw:custom-shape draw:style-name="gr8" draw:text-style-name="P3" draw:layer="layout" svg:width="0.982cm" svg:height="0.835cm" svg:x="4.812cm" svg:y="3.13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6" draw:layer="layout" svg:x1="6.33cm" svg:y1="3.14cm" svg:x2="6.33cm" svg:y2="3.604cm">
          <text:p/>
        </draw:line>
        <draw:line draw:style-name="gr7" draw:text-style-name="P6" draw:layer="layout" svg:x1="5.884cm" svg:y1="3.975cm" svg:x2="6.33cm" svg:y2="3.604cm">
          <text:p/>
        </draw:line>
        <draw:line draw:style-name="gr7" draw:text-style-name="P6" draw:layer="layout" svg:x1="6.776cm" svg:y1="3.975cm" svg:x2="6.33cm" svg:y2="3.604cm">
          <text:p/>
        </draw:line>
        <draw:line draw:style-name="gr7" draw:text-style-name="P6" draw:layer="layout" svg:x1="6.33cm" svg:y1="3.604cm" svg:x2="7.044cm" svg:y2="3.604cm">
          <text:p/>
        </draw:line>
        <draw:line draw:style-name="gr7" draw:text-style-name="P6" draw:layer="layout" svg:x1="7.045cm" svg:y1="3.604cm" svg:x2="7.045cm" svg:y2="4.254cm">
          <text:p/>
        </draw:line>
        <draw:line draw:style-name="gr7" draw:text-style-name="P6" draw:layer="layout" svg:x1="6.687cm" svg:y1="4.253cm" svg:x2="7.401cm" svg:y2="4.253cm">
          <text:p/>
        </draw:line>
        <draw:line draw:style-name="gr7" draw:text-style-name="P6" draw:layer="layout" svg:x1="6.866cm" svg:y1="4.346cm" svg:x2="7.223cm" svg:y2="4.346cm">
          <text:p/>
        </draw:line>
        <draw:line draw:style-name="gr7" draw:text-style-name="P6" draw:layer="layout" svg:x1="6.998cm" svg:y1="4.436cm" svg:x2="7.087cm" svg:y2="4.436cm">
          <text:p/>
        </draw:line>
        <draw:line draw:style-name="gr7" draw:text-style-name="P6" draw:layer="layout" svg:x1="16.184cm" svg:y1="0.761cm" svg:x2="16.184cm" svg:y2="1.225cm">
          <text:p/>
        </draw:line>
        <draw:line draw:style-name="gr7" draw:text-style-name="P6" draw:layer="layout" svg:x1="16.63cm" svg:y1="1.596cm" svg:x2="16.184cm" svg:y2="1.225cm">
          <text:p/>
        </draw:line>
        <draw:line draw:style-name="gr7" draw:text-style-name="P6" draw:layer="layout" svg:x1="15.737cm" svg:y1="1.596cm" svg:x2="16.183cm" svg:y2="1.225cm">
          <text:p/>
        </draw:line>
        <draw:line draw:style-name="gr7" draw:text-style-name="P6" draw:layer="layout" svg:x1="16.183cm" svg:y1="1.225cm" svg:x2="15.469cm" svg:y2="1.225cm">
          <text:p/>
        </draw:line>
        <draw:line draw:style-name="gr7" draw:text-style-name="P6" draw:layer="layout" svg:x1="15.469cm" svg:y1="1.225cm" svg:x2="15.469cm" svg:y2="1.875cm">
          <text:p/>
        </draw:line>
        <draw:line draw:style-name="gr7" draw:text-style-name="P6" draw:layer="layout" svg:x1="15.826cm" svg:y1="1.874cm" svg:x2="15.112cm" svg:y2="1.874cm">
          <text:p/>
        </draw:line>
        <draw:line draw:style-name="gr7" draw:text-style-name="P6" draw:layer="layout" svg:x1="15.648cm" svg:y1="1.967cm" svg:x2="15.291cm" svg:y2="1.967cm">
          <text:p/>
        </draw:line>
        <draw:line draw:style-name="gr7" draw:text-style-name="P6" draw:layer="layout" svg:x1="15.515cm" svg:y1="2.057cm" svg:x2="15.426cm" svg:y2="2.057cm">
          <text:p/>
        </draw:line>
        <draw:line draw:style-name="gr9" draw:text-style-name="P6" draw:layer="layout" svg:x1="3.809cm" svg:y1="4.957cm" svg:x2="3.809cm" svg:y2="6.349cm">
          <text:p/>
        </draw:line>
        <draw:line draw:style-name="gr10" draw:text-style-name="P6" draw:layer="layout" svg:x1="8.635cm" svg:y1="2.793cm" svg:x2="8.635cm" svg:y2="9.397cm">
          <text:p/>
        </draw:line>
        <draw:line draw:style-name="gr9" draw:text-style-name="P6" draw:layer="layout" svg:x1="14.289cm" svg:y1="2.487cm" svg:x2="14.289cm" svg:y2="3.879cm">
          <text:p/>
        </draw:line>
        <draw:line draw:style-name="gr9" draw:text-style-name="P6" draw:layer="layout" svg:x1="18.666cm" svg:y1="2.412cm" svg:x2="18.666cm" svg:y2="3.804cm">
          <text:p/>
        </draw:line>
        <draw:frame draw:style-name="gr11" draw:text-style-name="P7" draw:layer="layout" svg:width="1.241cm" svg:height="1.831cm" svg:x="5.235cm" svg:y="7.185cm">
          <draw:text-box>
            <text:p>T1</text:p>
          </draw:text-box>
        </draw:frame>
        <draw:frame draw:style-name="gr12" draw:text-style-name="P7" draw:layer="layout" svg:width="1.562cm" svg:height="2.039cm" svg:x="16.342cm" svg:y="4.571cm">
          <draw:text-box>
            <text:p>T2</text:p>
          </draw:text-box>
        </draw:frame>
        <draw:frame draw:style-name="gr13" draw:text-style-name="P7" draw:layer="layout" svg:width="1.709cm" svg:height="1.83cm" svg:x="3.116cm" svg:y="4.158cm">
          <draw:text-box>
            <text:p>(1)</text:p>
          </draw:text-box>
        </draw:frame>
        <draw:frame draw:style-name="gr14" draw:text-style-name="P7" draw:layer="layout" svg:width="1.786cm" svg:height="1.742cm" svg:x="8cm" svg:y="1.777cm">
          <draw:text-box>
            <text:p>(2)</text:p>
          </draw:text-box>
        </draw:frame>
        <draw:frame draw:style-name="gr14" draw:text-style-name="P7" draw:layer="layout" svg:width="1.787cm" svg:height="1.742cm" svg:x="13.688cm" svg:y="1.686cm">
          <draw:text-box>
            <text:p>(3)</text:p>
          </draw:text-box>
        </draw:frame>
        <draw:frame draw:style-name="gr15" draw:text-style-name="P7" draw:layer="layout" svg:width="1.787cm" svg:height="1.622cm" svg:x="18.031cm" svg:y="1.65cm">
          <draw:text-box>
            <text:p>(5)</text:p>
          </draw:text-box>
        </draw:frame>
        <draw:custom-shape draw:style-name="gr16" draw:text-style-name="P8" draw:layer="layout" svg:width="0.381cm" svg:height="0.381cm" svg:x="2.979cm" svg:y="5.41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17" draw:text-style-name="P9" draw:layer="layout" svg:width="1.751cm" svg:height="3.302cm" svg:x="2.285cm" svg:y="6.349cm">
          <draw:text-box>
            <text:p>CB1</text:p>
          </draw:text-box>
        </draw:frame>
        <draw:custom-shape draw:style-name="gr4" draw:text-style-name="P3" draw:layer="layout" svg:width="1.965cm" svg:height="2.041cm" svg:x="15.366cm" svg:y="7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965cm" svg:height="2.041cm" svg:x="16.259cm" svg:y="7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8.19cm" svg:y1="9.016cm" svg:x2="20.065cm" svg:y2="9.016cm">
          <text:p/>
        </draw:line>
        <draw:custom-shape draw:style-name="gr18" draw:text-style-name="P3" draw:layer="layout" svg:width="0.982cm" svg:height="0.835cm" svg:x="16.974cm" svg:y="6.599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6" draw:layer="layout" svg:x1="16.438cm" svg:y1="6.602cm" svg:x2="16.438cm" svg:y2="7.066cm">
          <text:p/>
        </draw:line>
        <draw:line draw:style-name="gr7" draw:text-style-name="P6" draw:layer="layout" svg:x1="16.884cm" svg:y1="7.437cm" svg:x2="16.438cm" svg:y2="7.066cm">
          <text:p/>
        </draw:line>
        <draw:line draw:style-name="gr7" draw:text-style-name="P6" draw:layer="layout" svg:x1="15.991cm" svg:y1="7.437cm" svg:x2="16.437cm" svg:y2="7.066cm">
          <text:p/>
        </draw:line>
        <draw:line draw:style-name="gr7" draw:text-style-name="P6" draw:layer="layout" svg:x1="16.437cm" svg:y1="7.066cm" svg:x2="15.723cm" svg:y2="7.066cm">
          <text:p/>
        </draw:line>
        <draw:line draw:style-name="gr7" draw:text-style-name="P6" draw:layer="layout" svg:x1="15.723cm" svg:y1="7.066cm" svg:x2="15.723cm" svg:y2="7.716cm">
          <text:p/>
        </draw:line>
        <draw:line draw:style-name="gr7" draw:text-style-name="P6" draw:layer="layout" svg:x1="16.08cm" svg:y1="7.715cm" svg:x2="15.366cm" svg:y2="7.715cm">
          <text:p/>
        </draw:line>
        <draw:line draw:style-name="gr7" draw:text-style-name="P6" draw:layer="layout" svg:x1="15.902cm" svg:y1="7.808cm" svg:x2="15.545cm" svg:y2="7.808cm">
          <text:p/>
        </draw:line>
        <draw:line draw:style-name="gr7" draw:text-style-name="P6" draw:layer="layout" svg:x1="15.769cm" svg:y1="7.898cm" svg:x2="15.68cm" svg:y2="7.898cm">
          <text:p/>
        </draw:line>
        <draw:line draw:style-name="gr9" draw:text-style-name="P6" draw:layer="layout" svg:x1="14.545cm" svg:y1="8.358cm" svg:x2="14.545cm" svg:y2="9.75cm">
          <text:p/>
        </draw:line>
        <draw:line draw:style-name="gr9" draw:text-style-name="P6" draw:layer="layout" svg:x1="18.761cm" svg:y1="8.287cm" svg:x2="18.761cm" svg:y2="9.679cm">
          <text:p/>
        </draw:line>
        <draw:frame draw:style-name="gr19" draw:text-style-name="P7" draw:layer="layout" svg:width="1.562cm" svg:height="1.941cm" svg:x="16.344cm" svg:y="10.377cm">
          <draw:text-box>
            <text:p>T3</text:p>
          </draw:text-box>
        </draw:frame>
        <draw:frame draw:style-name="gr20" draw:text-style-name="P7" draw:layer="layout" svg:width="1.787cm" svg:height="1.866cm" svg:x="13.96cm" svg:y="7.492cm">
          <draw:text-box>
            <text:p>(4)</text:p>
          </draw:text-box>
        </draw:frame>
        <draw:frame draw:style-name="gr15" draw:text-style-name="P7" draw:layer="layout" svg:width="1.787cm" svg:height="1.622cm" svg:x="18.024cm" svg:y="7.365cm">
          <draw:text-box>
            <text:p>(6)</text:p>
          </draw:text-box>
        </draw:frame>
        <draw:line draw:style-name="gr6" draw:text-style-name="P5" draw:layer="layout" svg:x1="7.365cm" svg:y1="5.714cm" svg:x2="8.635cm" svg:y2="5.714cm">
          <text:p/>
        </draw:line>
        <draw:line draw:style-name="gr6" draw:text-style-name="P5" draw:layer="layout" svg:x1="8.635cm" svg:y1="3.301cm" svg:x2="15.366cm" svg:y2="3.301cm">
          <text:p/>
        </draw:line>
        <draw:line draw:style-name="gr6" draw:text-style-name="P5" draw:layer="layout" svg:x1="8.635cm" svg:y1="9.016cm" svg:x2="15.366cm" svg:y2="9.016cm">
          <text:p/>
        </draw:line>
        <draw:line draw:style-name="gr7" draw:text-style-name="P6" draw:layer="layout" svg:x1="17.215cm" svg:y1="0.761cm" svg:x2="17.215cm" svg:y2="1.225cm">
          <text:p/>
        </draw:line>
        <draw:line draw:style-name="gr7" draw:text-style-name="P6" draw:layer="layout" svg:x1="16.769cm" svg:y1="1.596cm" svg:x2="17.215cm" svg:y2="1.225cm">
          <text:p/>
        </draw:line>
        <draw:line draw:style-name="gr7" draw:text-style-name="P6" draw:layer="layout" svg:x1="17.662cm" svg:y1="1.596cm" svg:x2="17.216cm" svg:y2="1.225cm">
          <text:p/>
        </draw:line>
        <draw:line draw:style-name="gr7" draw:text-style-name="P6" draw:layer="layout" svg:x1="17.216cm" svg:y1="1.225cm" svg:x2="17.93cm" svg:y2="1.225cm">
          <text:p/>
        </draw:line>
        <draw:line draw:style-name="gr7" draw:text-style-name="P6" draw:layer="layout" svg:x1="17.93cm" svg:y1="1.225cm" svg:x2="17.93cm" svg:y2="1.875cm">
          <text:p/>
        </draw:line>
        <draw:line draw:style-name="gr7" draw:text-style-name="P6" draw:layer="layout" svg:x1="17.573cm" svg:y1="1.874cm" svg:x2="18.287cm" svg:y2="1.874cm">
          <text:p/>
        </draw:line>
        <draw:line draw:style-name="gr7" draw:text-style-name="P6" draw:layer="layout" svg:x1="17.751cm" svg:y1="1.967cm" svg:x2="18.108cm" svg:y2="1.967cm">
          <text:p/>
        </draw:line>
        <draw:line draw:style-name="gr7" draw:text-style-name="P6" draw:layer="layout" svg:x1="17.884cm" svg:y1="2.057cm" svg:x2="17.973cm" svg:y2="2.057cm">
          <text:p/>
        </draw:line>
        <draw:line draw:style-name="gr21" draw:text-style-name="P6" draw:layer="layout" svg:x1="20.065cm" svg:y1="3.174cm" svg:x2="20.7cm" svg:y2="3.174cm">
          <text:p/>
        </draw:line>
        <draw:line draw:style-name="gr21" draw:text-style-name="P6" draw:layer="layout" svg:x1="20.065cm" svg:y1="9.016cm" svg:x2="20.7cm" svg:y2="9.016cm">
          <text:p/>
        </draw:line>
        <draw:frame draw:style-name="gr22" draw:text-style-name="P10" draw:layer="layout" svg:width="1.772cm" svg:height="0.806cm" svg:x="10.794cm" svg:y="2.539cm">
          <draw:text-box>
            <text:p><text:span text:style-name="T2">Vod 1</text:span></text:p>
          </draw:text-box>
        </draw:frame>
        <draw:frame draw:style-name="gr22" draw:text-style-name="P10" draw:layer="layout" svg:width="1.772cm" svg:height="0.806cm" svg:x="10.8cm" svg:y="8.127cm">
          <draw:text-box>
            <text:p><text:span text:style-name="T2">Vod 2</text:span></text:p>
          </draw:text-box>
        </draw:frame>
        <draw:frame draw:style-name="gr23" draw:text-style-name="P7" draw:layer="layout" svg:width="1.277cm" svg:height="0.962cm" svg:x="20.566cm" svg:y="2.793cm">
          <draw:text-box>
            <text:p>P1</text:p>
          </draw:text-box>
        </draw:frame>
        <draw:frame draw:style-name="gr23" draw:text-style-name="P7" draw:layer="layout" svg:width="1.277cm" svg:height="0.962cm" svg:x="20.573cm" svg:y="8.508cm">
          <draw:text-box>
            <text:p>P2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-0.001cm" fo:margin-bottom="-0.001cm" fo:margin-left="-0.001cm" fo:margin-right="-0.001cm" fo:page-width="22.9cm" fo:page-height="1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1T19:15:35.112000000</meta:creation-date>
    <dc:date>2020-01-12T18:05:19.692000000</dc:date>
    <meta:editing-duration>PT16M14S</meta:editing-duration>
    <meta:editing-cycles>4</meta:editing-cycles>
    <meta:generator>LibreOffice/6.3.4.2$Windows_X86_64 LibreOffice_project/60da17e045e08f1793c57c00ba83cdfce946d0aa</meta:generator>
    <meta:document-statistic meta:object-count="78"/>
  </office:meta>
</office:document-meta>
</file>